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 svg:font-family="'Lucida Sans'" style:font-family-generic="swiss"/>
    <style:font-face style:name="Courier New" svg:font-family="'Courier New'" style:font-family-generic="modern" style:font-pitch="fixed"/>
    <style:font-face style:name="Times New Roman"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writing-mode="lr-tb"/>
      <style:text-properties style:font-name="Arial"/>
    </style:style>
    <style:style style:name="P2" style:family="paragraph" style:parent-style-name="footer">
      <style:paragraph-properties fo:text-align="end" style:justify-single-word="false" style:writing-mode="lr-tb"/>
      <style:text-properties style:font-name="Arial"/>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master-page-name="Standard">
      <style:paragraph-properties fo:text-align="center" style:justify-single-word="false" style:page-number="auto"/>
      <style:text-properties style:font-name="Arial" fo:font-weight="bold" style:font-weight-asian="bold" style:font-weight-complex="bold"/>
    </style:style>
    <style:style style:name="P7" style:family="paragraph" style:parent-style-name="Standard" style:list-style-name="RTF_5f_Num_20_10">
      <style:paragraph-properties fo:text-align="center" style:justify-single-word="false"/>
      <style:text-properties style:font-name="Arial" fo:font-weight="bold" style:font-weight-asian="bold" style:font-weight-complex="bold"/>
    </style:style>
    <style:style style:name="P8" style:family="paragraph" style:parent-style-name="Standard" style:list-style-name="RTF_5f_Num_20_10" style:master-page-name="">
      <style:paragraph-properties fo:margin-left="-1.215cm" fo:margin-right="0cm" fo:text-indent="0cm" style:auto-text-indent="false" style:page-number="auto"/>
      <style:text-properties style:font-name="Arial"/>
    </style:style>
    <style:style style:name="P9" style:family="paragraph" style:parent-style-name="Standard" style:list-style-name="RTF_5f_Num_20_10">
      <style:paragraph-properties fo:margin-left="-1.249cm" fo:margin-right="0cm" fo:text-indent="0cm" style:auto-text-indent="false"/>
    </style:style>
    <style:style style:name="P10" style:family="paragraph" style:parent-style-name="Standard" style:list-style-name="RTF_5f_Num_20_10">
      <style:paragraph-properties fo:margin-left="-1.249cm" fo:margin-right="0cm" fo:text-indent="0cm" style:auto-text-indent="false"/>
      <style:text-properties style:font-name="Arial"/>
    </style:style>
    <style:style style:name="T1" style:family="text">
      <style:text-properties fo:color="#ff0000"/>
    </style:style>
    <style:style style:name="T2" style:family="text">
      <style:text-properties fo:color="#ff0000" style:font-name="Arial" fo:font-size="12pt" fo:font-weight="bold" style:font-size-asian="12pt" style:font-weight-asian="bold" style:font-size-complex="12pt" style:font-weight-complex="bold"/>
    </style:style>
    <style:style style:name="T3" style:family="text">
      <style:text-properties fo:text-transform="uppercase"/>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color="#0000ff" style:font-name="Arial" fo:font-size="12pt" fo:language="en" fo:country="US" style:text-underline-style="solid" style:text-underline-width="auto" style:text-underline-color="font-color" style:font-size-asian="12pt" style:font-size-complex="12pt"/>
    </style:style>
    <style:style style:name="T7" style:family="text">
      <style:text-properties fo:color="#0000ff" style:font-name="Arial" fo:font-size="12pt" style:text-underline-style="solid" style:text-underline-width="auto" style:text-underline-color="font-color" style:font-size-asian="12pt" style:font-size-complex="12pt"/>
    </style:style>
    <style:style style:name="T8" style:family="text">
      <style:text-properties fo:color="#00b0f0" style:font-name="Arial" fo:font-size="12pt" style:font-size-asian="12pt" style:font-size-complex="12pt"/>
    </style:style>
    <style:style style:name="T9" style:family="text">
      <style:text-properties style:language-asian="en" style:country-asian="NZ"/>
    </style:style>
    <style:style style:name="T10" style:family="text">
      <style:text-properties fo:color="#000000"/>
    </style:style>
    <style:style style:name="T11" style:family="text">
      <style:text-properties fo:color="#000000" style:font-style-complex="italic"/>
    </style:style>
    <style:style style:name="T12" style:family="text">
      <style:text-properties fo:language="zxx" fo:country="none" style:language-asian="zxx" style:country-asian="none"/>
    </style:style>
    <style:style style:name="T13" style:family="text">
      <style:text-properties style:font-name="Arial" fo:font-size="12pt" fo:font-weight="bold" style:font-size-asian="12pt" style:font-weight-asian="bold" style:font-size-complex="12pt" style:font-weight-complex="bold"/>
    </style:style>
    <style:style style:name="T14"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СОГЛАШЕНИЕ</text:p>
      <text:p text:style-name="P5">о выполнении работы и/или оказании услуги </text:p>
      <text:p text:style-name="P5">при использовании онлайн сервиса «Безопасная сделка»</text:p>
      <text:p text:style-name="P5">№ {$num_bs} от<text:span text:style-name="T1"> </text:span><text:span text:style-name="T10">{$date_reserve}</text:span></text:p>
      <text:p text:style-name="P4"/>
      <text:p text:style-name="P4"><text:tab/>Настоящая Оферта является предложением Заказчика на заключение с Исполнителем Соглашения на условиях, изложенных в настоящей Оферте. Акцепт Оферты осуществляется в порядке, предусмотренном в настоящей Оферте. Акцепт Оферты Исполнителем равносилен заключению Соглашения на условиях, изложенных в настоящей Оферте.</text:p>
      <text:p text:style-name="P4"/>
      <text:p text:style-name="P4"><text:tab/>Заказчик предлагает Исполнителю заключить Соглашение о выполнении работы и/или оказании услуги с использованием онлайн сервиса «Безопасная сделка» расчетов на следующих условиях:</text:p>
      <text:p text:style-name="P3"/>
      <text:p text:style-name="P3"><text:tab/>Настоящее Соглашение о выполнении работы и/или оказании услуги с аккредитивной формой расчетов при использовании онлайн сервиса «Безопасная сделка», далее также – Соглашение или настоящее Соглашение, заключается между:</text:p>
      <text:p text:style-name="P3">лицом, являющимся Заказчиком, как оно определено ниже, далее также Заказчик; </text:p>
      <text:p text:style-name="P3">и лицом, являющимся Исполнителем, как оно определено ниже, далее также Исполнитель;</text:p>
      <text:p text:style-name="P3">далее совместно именуемыми Стороны, а по отдельности – Сторона.</text:p>
      <text:p text:style-name="P3"/>
      <text:p text:style-name="P5"><text:span text:style-name="T3">1.</text:span> Термины и определения</text:p>
      <text:p text:style-name="P3"/>
      <text:list xml:id="list1983806288422260716" text:style-name="RTF_5f_Num_20_10">
        <text:list-item>
          <text:list>
            <text:list-item>
              <text:p text:style-name="P8"><text:span text:style-name="T4">Аналог собственноручной подписи </text:span><text:s/>– введение корректной комбинации Логина и Пароля, используемых Заказчиком или Исполнителем на Защищенных страницы Сайта, и последующие действия на Защищенных страницах Сайта, введение направленного Заказчику или Исполнителю одноразового аутентификационного кода на Защищенных страницах Сайта, а также нажатие кнопки «Предложить сделку», «Согласиться на сделку», «Внести изменения», «Согласиться с изменениями», «Отказаться от изменений», «Обратиться в арбитраж», «Принять результат интеллектуальной деятельности», «Зарезервировать деньги», «Завершить этап» и иных кнопок в связи с функционированием онлайн сервиса «Безопасная сделка».</text:p>
            </text:list-item>
            <text:list-item>
              <text:p text:style-name="P9"><text:span text:style-name="T13">«Безопасная Сделка»</text:span><text:span text:style-name="T2"> </text:span><text:span text:style-name="T14">— онлайн сервис, доступный на Сайте, более подробная информация о котором содержится на Сайте в сети Интернет по адресу: </text:span><text:a xlink:type="simple" xlink:href="http://feedback.fl.ru/topic/483811-/"><text:span text:style-name="T6">http://feedback.fl.ru/topic/483811-/</text:span></text:a><text:span text:style-name="T14">.</text:span><text:span text:style-name="T8"> </text:span></text:p>
            </text:list-item>
            <text:list-item>
              <text:p text:style-name="P9"><text:span text:style-name="T13">Договор ‑</text:span><text:span text:style-name="T14"> Договор об использовании онлайн сервиса «Сделка без риска». Текст Договора размещен на Сайте в сети Интернет по адресу: </text:span><text:a xlink:type="simple" xlink:href="http://st.fl.ru/about/documents/reserve_offer_contract.pdf"><text:span text:style-name="T7">http://st.fl.ru/about/documents/reserve_offer_contract.pdf</text:span></text:a><text:span text:style-name="T14">.</text:span><text:span text:style-name="T8"> </text:span></text:p>
            </text:list-item>
            <text:list-item>
              <text:p text:style-name="P10"><text:span text:style-name="T4">Заказчик</text:span> – пользователь Сайта, зарегистрированный на Сайте в качестве Работодателя, заключивший с Исполнителем Соглашение, используя Защищенные страницы Сайта. Заказчиком может быть полностью дееспособное физическое лицо, достигшее восемнадцатилетнего возраста, резидент Российской Федерации или нерезидент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text:soft-page-break/>законодательством Российской Федерации или любого иного государства.</text:p>
            </text:list-item>
            <text:list-item>
              <text:p text:style-name="P10"><text:span text:style-name="T4">Защищенные страницы Сайта</text:span> — страницы онлайн сервиса Сайта «Безопасная сделка», доступ к которым возможен только при вводе Заказчиком или Исполнителем Логина и Пароля.</text:p>
            </text:list-item>
            <text:list-item>
              <text:p text:style-name="P10"><text:span text:style-name="T4">Исполнитель</text:span> — пользователь Сайта, зарегистрированный на Сайте в качестве Фрилансера, заключивший с Заказчиком Соглашение. Исполнителем может быть полностью дееспособное физическое лицо, достигшее восемнадцатилетнего возраста, резидент Российской Федерации или нерезидентом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item>
            <text:list-item>
              <text:p text:style-name="P10"><text:span text:style-name="T4">Логин</text:span> — уникальное имя Заказчика или Исполнителя, используемое им на Сайте в целях доступа к Защищенным страницам Сайта.</text:p>
            </text:list-item>
            <text:list-item>
              <text:p text:style-name="P10"><text:span text:style-name="T4">Общество (Администрация Сайта) ‑</text:span> ООО «Ваан», место нахождения: 125040, Москва, улица Нижняя, дом 14, корпус 1, ОГРН 5067847040421, ИНН 7805399430.</text:p>
            </text:list-item>
            <text:list-item>
              <text:p text:style-name="P9"><text:span text:style-name="T13">Оферта</text:span><text:span text:style-name="T14"> ‑ настоящее предложение Заказчика, сделанное Исполнителю при помощи программно-технических средств Сайта, заключить настоящее Соглашение на условиях, указанных в Оферте. Текст Оферты размещен на Сайте в сети Интернет по адресу: </text:span><text:a xlink:type="simple" xlink:href="http://st.fl.ru/about/documents/reserve_offer_agreement.pdf"><text:span text:style-name="T7">http://st.fl.ru/about/documents/reserve_offer_agreement.pdf</text:span></text:a><text:span text:style-name="T14">.</text:span></text:p>
            </text:list-item>
            <text:list-item>
              <text:p text:style-name="P10"><text:span text:style-name="T4">Пароль</text:span> — сочетание букв, цифр и символов, уникальное для Логина, позволяющее при одновременном вводе с Логином войти на Защищенные страницы Сайта.<text:span text:style-name="T4"> </text:span></text:p>
            </text:list-item>
            <text:list-item>
              <text:p text:style-name="P10"><text:span text:style-name="T4">Работа</text:span> — дизайнерские, художественные, маркетинговые, рекламные, редакторские работы и/или услуги, работы и/или<text:span text:style-name="T1"> </text:span>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глашения в соответствии с Техническим заданием.</text:p>
            </text:list-item>
            <text:list-item>
              <text:p text:style-name="P9"><text:span text:style-name="T13">Сайт </text:span><text:span text:style-name="T14">–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нному обозначению. Под Сайтом понимается Сайт, расположенный в сети Интернет по адресу </text:span><text:a xlink:type="simple" xlink:href="https://www.fl.ru/"><text:span text:style-name="T6">https://www.fl.ru</text:span></text:a><text:span text:style-name="T14">.</text:span><text:span text:style-name="T8"> </text:span></text:p>
            </text:list-item>
            <text:list-item>
              <text:p text:style-name="P10"><text:span text:style-name="T4">Соглашение </text:span>– настоящее соглашение о выполнении работы и/или оказании услуги с использованием онлайн сервиса «Сделка без риска», заключенное между Исполнителем и Заказчиком.</text:p>
            </text:list-item>
            <text:list-item>
              <text:p text:style-name="P10"><text:span text:style-name="T4">Стоимость Работы</text:span> — цена Работы, выраженная исключительно в рублях Российской Федерации, которая изначально была согласована Заказчиком и Исполнителем в Техническом задании. </text:p>
            </text:list-item>
            <text:list-item>
              <text:p text:style-name="P10"><text:span text:style-name="T4">Стороны </text:span>– Заказчик и Исполнитель при их совместном упоминании, а <text:span text:style-name="T4">Сторона</text:span> – любое из них при упоминании по отдельности.</text:p>
            </text:list-item>
            <text:list-item>
              <text:p text:style-name="P10"><text:bookmark-start text:name="_Ref202004462"/><text:span text:style-name="T4">Техническое задание</text:span><text:bookmark-end text:name="_Ref202004462"/> — совокупность договоренностей Заказчика и Исполнителя применительно к предмету и условиям выполнения Работы Исполнителем в рамках Соглашения, оформленное при помощи программно-технических средств Сайта. Техническое задание должно содержать описание Работы, достаточное для ее выполнения, Стоимость <text:soft-page-break/>Работы, срок выполнения Работы, иные условия выполнения Работы, имеющие существенное значение для Заказчика. Техническое задание является неотъемлемой частью Соглашения.</text:p>
            </text:list-item>
          </text:list>
        </text:list-item>
      </text:list>
      <text:p text:style-name="P3"/>
      <text:list xml:id="list1321232645" text:continue-numbering="true" text:style-name="RTF_5f_Num_20_10">
        <text:list-item>
          <text:p text:style-name="P7">Предмет Соглашения</text:p>
        </text:list-item>
      </text:list>
      <text:p text:style-name="P3"/>
      <text:list xml:id="list367040413" text:continue-numbering="true" text:style-name="RTF_5f_Num_20_10">
        <text:list-item>
          <text:list>
            <text:list-item>
              <text:p text:style-name="P10">По настоящему Соглашению Исполнитель обязуется выполнить Работу для Заказчика на условиях, согласованных в Техническом задании Заказчика и сдать результат Работы Заказчику, а Заказчик обязуется принять результат Работы и осуществить его оплату согласно условиям настоящего Соглашения.</text:p>
            </text:list-item>
            <text:list-item>
              <text:p text:style-name="P10">Подробное описание Работы, выполняемой Исполнителем, сроки ее выполнения, ее стоимость и иные соответствующие условия определяются в Техническом задании, согласованном Сторонами с помощью программно-технических средств на Защищенных страницах Сайта в порядке, предусмотренном настоящим Соглашением. С момента утверждения Сторонами Технического задания оно становятся неотъемлемой частью настоящего Соглашения.</text:p>
            </text:list-item>
          </text:list>
        </text:list-item>
      </text:list>
      <text:p text:style-name="P3"/>
      <text:list xml:id="list666072985" text:continue-numbering="true" text:style-name="RTF_5f_Num_20_10">
        <text:list-item>
          <text:p text:style-name="P7">Направление Технического задания</text:p>
        </text:list-item>
      </text:list>
      <text:p text:style-name="P3"/>
      <text:list xml:id="list1394776609" text:continue-numbering="true" text:style-name="RTF_5f_Num_20_10">
        <text:list-item>
          <text:list>
            <text:list-item>
              <text:p text:style-name="P10">Оформление и предоставление Технического задания осуществляется при помощи технических средств Сайта на Защищенных страницах Сайта. </text:p>
            </text:list-item>
            <text:list-item>
              <text:p text:style-name="P10">Техническое задание считается представленным Исполнителю с момента нажатия Заказчиком на Защищенных страницах Сайта на кнопку «Предложить заказ». Технические средства Сайта позволяют идентифицировать нажатие указанной кнопки, совершенное под Логином Заказчика. Сведения о нажатии указанной кнопки будут сохраняться при помощи программно-технических средств Сайта. </text:p>
            </text:list-item>
            <text:list-item>
              <text:p text:style-name="P10">До утверждения Технического задания Исполнителем Заказчик вправе через Защищенные страницы Сайта изменять, дополнять или уточнять представленное Техническое задание, вносить в него корректировки либо отменять его </text:p>
            </text:list-item>
            <text:list-item>
              <text:p text:style-name="P10">Исполнитель вправе обратиться к Заказчику с запросом об уточнении Технического задания. Исполнитель также вправе запросить у Заказчика дополнительные материалы или информацию, необходимые для выполнения Работы, предусмотренной Техническим заданием.</text:p>
            </text:list-item>
            <text:list-item>
              <text:p text:style-name="P10">Техническое задание не может предусматривать выполнение Работы, которая запрещена в соответствии с законодательством Российской Федерации.</text:p>
            </text:list-item>
          </text:list>
        </text:list-item>
      </text:list>
      <text:p text:style-name="P3"/>
      <text:list xml:id="list1617346336" text:continue-numbering="true" text:style-name="RTF_5f_Num_20_10">
        <text:list-item>
          <text:p text:style-name="P7">Утверждение Технического задания</text:p>
        </text:list-item>
      </text:list>
      <text:p text:style-name="P3"/>
      <text:list xml:id="list1430234951" text:continue-numbering="true" text:style-name="RTF_5f_Num_20_10">
        <text:list-item>
          <text:list>
            <text:list-item>
              <text:p text:style-name="P10">Техническое задание считается согласованным и утвержденным с момента его утверждения Исполнителем. </text:p>
            </text:list-item>
            <text:list-item>
              <text:p text:style-name="P10">Без нажатия под Логином Исполнителя на Защищенных страницах Сайта кнопки «Подтвердить заказ» Техническое задание не считается утвержденным. До момента утверждения Технического задания такое Техническое задание не является обязательным для Исполнителя и не имеет никаких иных юридических последствий. </text:p>
            </text:list-item>
            <text:list-item>
              <text:p text:style-name="P10">С момента утверждения Технического задания Исполнителем оно <text:soft-page-break/>становится обязательным для Сторон и становится неотъемлемой частью Соглашения. После утверждения Технического задания Исполнителем Стороны вправе вносить в него только по обоюдному согласию изменения через Защищенные страницы Сайта. </text:p>
            </text:list-item>
          </text:list>
        </text:list-item>
      </text:list>
      <text:p text:style-name="P3"/>
      <text:list xml:id="list565246464" text:continue-numbering="true" text:style-name="RTF_5f_Num_20_10">
        <text:list-item>
          <text:p text:style-name="P7">Условия выполнения Работы</text:p>
        </text:list-item>
      </text:list>
      <text:p text:style-name="P3"/>
      <text:list xml:id="list1168035645" text:continue-numbering="true" text:style-name="RTF_5f_Num_20_10">
        <text:list-item>
          <text:list>
            <text:list-item>
              <text:p text:style-name="P10">Исполнитель обязуется выполнять Работу в строгом соответствии с Техническим заданием. </text:p>
            </text:list-item>
            <text:list-item>
              <text:p text:style-name="P10">Исполнитель вправе самостоятельно определять порядок и способы выполнения Работы, если иное не согласовано в Техническом задании. </text:p>
            </text:list-item>
            <text:list-item>
              <text:p text:style-name="P10">Работа выполняется иждивением Исполнителя, если только иное не указано в утвержденном Техническом задании. </text:p>
            </text:list-item>
            <text:list-item>
              <text:p text:style-name="P10">Качество выполняемой Работы должно соответствовать условиям Технического задания, а при отсутствии таких условий – соответствовать требованиям, обычно предъявляемым к работам или услугам такого рода.</text:p>
            </text:list-item>
            <text:list-item>
              <text:p text:style-name="P10">Работа должна быть выполнена в срок, указанный в Техническом задании. </text:p>
            </text:list-item>
          </text:list>
        </text:list-item>
      </text:list>
      <text:p text:style-name="P3"/>
      <text:list xml:id="list417954166" text:continue-numbering="true" text:style-name="RTF_5f_Num_20_10">
        <text:list-item>
          <text:p text:style-name="P7">Порядок приема-передачи Работы</text:p>
        </text:list-item>
      </text:list>
      <text:p text:style-name="P3"/>
      <text:list xml:id="list1675028150" text:continue-numbering="true" text:style-name="RTF_5f_Num_20_10">
        <text:list-item>
          <text:list>
            <text:list-item>
              <text:p text:style-name="P10">Передача и приемка результата Работы осуществляется в соответствии с условиями Договора.</text:p>
            </text:list-item>
            <text:list-item>
              <text:p text:style-name="P10">Если Работа была выполнена Исполнителем надлежащим образом, Заказчик сообщает об этом Исполнителю и Обществу при помощи программно-технических средств на Защищенных Страницах Сайта, а именно: <text:span text:style-name="T9">кнопки «Принять работу». Работа считается выполненной надлежащим образом и принятой без замечаний в момент соответствующего уведомления Заказчика. Нажатие указанной кнопки Заказчиком является Аналогом собственноручной подписи Заказчика и является основанием для выплаты Исполнителю Стоимости Работы в порядке, предусмотренном Договором.</text:span></text:p>
            </text:list-item>
            <text:list-item>
              <text:p text:style-name="P10">Нарушение срока передачи Работы Исполнителем может быть основанием для отказа Заказчика принять результат Работы Исполнителя и обращения Заказчика к Обществу в порядке, установленном п. 6 Договора. </text:p>
            </text:list-item>
          </text:list>
        </text:list-item>
      </text:list>
      <text:p text:style-name="P3"/>
      <text:list xml:id="list225874405" text:continue-numbering="true" text:style-name="RTF_5f_Num_20_10">
        <text:list-item>
          <text:p text:style-name="P7">Оплата Работы</text:p>
        </text:list-item>
      </text:list>
      <text:p text:style-name="P3"/>
      <text:list xml:id="list1058406464" text:continue-numbering="true" text:style-name="RTF_5f_Num_20_10">
        <text:list-item>
          <text:list>
            <text:list-item>
              <text:p text:style-name="P10">Оплата Работы осуществляется в соответствии с условиями Соглашения, Договора и Техническим заданием. </text:p>
            </text:list-item>
            <text:list-item>
              <text:p text:style-name="P10">Заключая настоящее Соглашение, Заказчик и Исполнитель дают свое безоговорочное согласие на выплату Исполнителю соразмерно уменьшенной Стоимости Работы в случае, когда в результате рассмотрения обращения Заказчика и (или) Исполнителя в порядке, установленном Договором, Общество приняло решение о том, что результат Работы частично соответствует Соглашению и Техническому заданию и представлен Заказчику в срок, определенный в Техническом задании. В таком случае выплата Исполнителю соразмерно уменьшенной Стоимости Работы считается надлежащим исполнением Заказчиком своих обязательств по настоящему Соглашению. </text:p>
            </text:list-item>
            <text:list-item>
              <text:p text:style-name="P10">Условия обеспечения надлежащего исполнения обязанностей Сторон по настоящему Соглашению регулируются Договором.</text:p>
            </text:list-item>
            <text:list-item>
              <text:p text:style-name="P10">В случае, когда Исполнитель является юридическим лицом или <text:soft-page-break/>индивидуальным предпринимателем, обязанным уплачивать в соответствии с нормами российского законодательства налог на добавленную стоимость и (или) иные косвенные налоги в соответствии с правом иностранного государства, Стороны исходят из того, что Стоимость работы (в том числе и соразмерно уменьшенная в результате принятия соответствующего решения Обществом в порядке, предусмотренном Договором) включает в себя сумму налога на добавленную стоимость по ставке восемнадцать процентов, а также сумму иных косвенных налогов, уплачиваемых в соответствии с правом иностранного государства.</text:p>
            </text:list-item>
          </text:list>
        </text:list-item>
      </text:list>
      <text:p text:style-name="P3"/>
      <text:list xml:id="list421278225" text:continue-numbering="true" text:style-name="RTF_5f_Num_20_10">
        <text:list-item>
          <text:p text:style-name="P7">Разрешение разногласий при их возникновении у Сторон</text:p>
        </text:list-item>
      </text:list>
      <text:p text:style-name="P3"/>
      <text:list xml:id="list1707912941" text:continue-numbering="true" text:style-name="RTF_5f_Num_20_10">
        <text:list-item>
          <text:list>
            <text:list-item>
              <text:p text:style-name="P10">Заказчик и Исполнитель в случае возникновения между ними разногласий вправе обратиться к Обществу для целей проведения последним независимого анализа соответствия выполненной и переданной Заказчику Работы Соглашению и Техническому заданию. </text:p>
            </text:list-item>
            <text:list-item>
              <text:p text:style-name="P10">Обращение к Обществу осуществляется при помощи программно-технических средств Сайта путем нажатия на Защищенных страницах Сайта кнопки «Обратиться в Арбитраж».</text:p>
            </text:list-item>
            <text:list-item>
              <text:p text:style-name="P10">Рассмотрение обращений осуществляется в порядке, предусмотренном Договором. Заказчик и Исполнитель обязуются предоставлять Обществу результат выполненной Работы для проведения анализа, предоставлять иные необходимые сведения и материалы, необходимые для анализа соответствия Работы Соглашению и Техническому заданию.</text:p>
            </text:list-item>
            <text:list-item>
              <text:p text:style-name="P10">Заключая настоящее Соглашение, Стороны признают, что, Общество принимая решение по результатам рассмотрения обращения Заказчика и (или) Исполнителя, является независимым лицом, проводящим объективный анализ соответствия результата Работы Техническому заданию и настоящему Соглашению. Стороны выражают свое согласие с любым решением Общества и признают, что такое решение является обязательным для них. </text:p>
            </text:list-item>
          </text:list>
        </text:list-item>
      </text:list>
      <text:p text:style-name="P3"/>
      <text:list xml:id="list1017259463" text:continue-numbering="true" text:style-name="RTF_5f_Num_20_10">
        <text:list-item>
          <text:p text:style-name="P7">Авторские права</text:p>
        </text:list-item>
      </text:list>
      <text:p text:style-name="P3"/>
      <text:list xml:id="list353366752" text:continue-numbering="true" text:style-name="RTF_5f_Num_20_10">
        <text:list-item>
          <text:list>
            <text:list-item>
              <text:p text:style-name="P10">В том случае, если Техническое задание предусматривает выполнение Работы, результатом которой является создание объекта интеллектуальной собственности (результата интеллектуальной деятельности и/или средства индивидуализации), если иное не будет согласовано Сторонами, то передается и в пользу Заказчика отчуждается все исключительное право в полном объеме на созданный объект интеллектуальной собственности. В таком случае в результате исполнения Соглашения и соответствующего Технического задания исключительное право будет в полном объеме принадлежать Заказчику. Исключительное право переходит к Заказчику в момент принятия Работы. </text:p>
            </text:list-item>
            <text:list-item>
              <text:p text:style-name="P10">Исполнитель гарантирует, что он является автором (создателем) результата интеллектуальной деятельности и (или) на момент заключения настоящего Соглашения исключительное право на результат интеллектуальной деятельности принадлежит в полном объеме только Исполнителю, не отчуждено и не подлежит отчуждению в соответствии с какими-либо договорами с третьими лицами, не передано право на использование результата интеллектуальной деятельности по лицензионным договорам с <text:soft-page-break/>третьими лицами и не находится в залоге. </text:p>
            </text:list-item>
            <text:list-item>
              <text:p text:style-name="P10">Исполнитель гарантирует, что в случае если созданный им результат интеллектуальной деятельности содержит в себе изображение каких-либо лиц (в том числе их фотографии, а также видеозаписи или произведения изобразительного искусства, в которых они изображены), Исполнителем получено согласие и/или разрешение на использование их изображения от таких лиц, а случае их смерти – от круга лиц, установленного в законе. Согласие и (или) разрешение на использование изображения не требуется в случаях, предусмотренных законом.</text:p>
            </text:list-item>
            <text:list-item>
              <text:p text:style-name="P10">Исполнитель гарантирует, что в случае если при создании результата интеллектуальной деятельности использовались иные объекты авторских и (или) смежных прав, а также иные результаты творческого труда, интересы правообладателей были в полной мере соблюдены Исполнителем, и в случаях, предусмотренных законодательством Российской Федерации, Исполнитель получил надлежащее согласие на использование этих объектов и результатов.</text:p>
            </text:list-item>
            <text:list-item>
              <text:p text:style-name="P10">Исполнитель гарантирует, что на момент заключения настоящего Соглашения третьи лица не предъявляли к нему претензий, исков и требований в отношении его прав на результат интеллектуальной деятельности. </text:p>
            </text:list-item>
            <text:list-item>
              <text:p text:style-name="P10">В случае если Исполнитель не имел права свободно и в полной мере распоряжаться исключительным правом на Результат интеллектуальной деятельности и (или) факты, гарантированные Исполнителем в настоящем Соглашении, оказались не соответствующими действительности, ошибочными или ложными, Заказчик вправе потребовать от Исполнителя возмещения возникших у него убытков, включая судебные издержки. </text:p>
            </text:list-item>
            <text:list-item>
              <text:p text:style-name="P10">В остальных случаях вопросы, связанные с правами на результаты интеллектуальной деятельности и/или средства индивидуализации, будут регулироваться действующим законодательством Российской Федерации, в том числе частью 4 Гражданского кодекса Российской Федерации.</text:p>
            </text:list-item>
          </text:list>
        </text:list-item>
      </text:list>
      <text:p text:style-name="P3"/>
      <text:list xml:id="list633602787" text:continue-numbering="true" text:style-name="RTF_5f_Num_20_10">
        <text:list-item>
          <text:p text:style-name="P7">Ответственность сторон</text:p>
        </text:list-item>
      </text:list>
      <text:p text:style-name="P3"/>
      <text:list xml:id="list1129005161" text:continue-numbering="true" text:style-name="RTF_5f_Num_20_10">
        <text:list-item>
          <text:list>
            <text:list-item>
              <text:p text:style-name="P10">За неисполнение или ненадлежащее исполнение обязательств по Соглашению Стороны несут ответственность в соответствии с действующим законодательством Российской Федерации. </text:p>
            </text:list-item>
            <text:list-item>
              <text:p text:style-name="P10">Стороны освобождаются от ответственности за неисполнение или ненадлежащее исполнение обязательств по Соглашению при возникновении непреодолимой силы, то есть чрезвычайных и непредотвратимых при данных условиях обстоятельств, под которыми понимаются <text:span text:style-name="T11">запретные действия властей, гражданские волнения, эпидемии, блокада, эмбарго, землетрясения, наводнения, пожары или другие стихийные бедствия</text:span>.</text:p>
            </text:list-item>
          </text:list>
        </text:list-item>
      </text:list>
      <text:p text:style-name="P3"/>
      <text:list xml:id="list1562605560" text:continue-numbering="true" text:style-name="RTF_5f_Num_20_10">
        <text:list-item>
          <text:p text:style-name="P7">Заключение, вступление в силу, изменение и расторжение Соглашения</text:p>
        </text:list-item>
      </text:list>
      <text:p text:style-name="P3"><text:bookmark-start text:name="_Ref255308619"/></text:p>
      <text:list xml:id="list525013635" text:continue-numbering="true" text:style-name="RTF_5f_Num_20_10">
        <text:list-item>
          <text:list>
            <text:list-item>
              <text:p text:style-name="P10">Соглашение считается заключенным в момент акцепта Исполнителем с помощью программно-технических средств Сайта настоящей Оферты. <text:bookmark-end text:name="_Ref255308619"/></text:p>
            </text:list-item>
            <text:list-item>
              <text:p text:style-name="P10">Соглашение вступает в силу в момент совершения Заказчиком и Исполнителем действий, необходимых для заключения Договора.</text:p>
            </text:list-item>
            <text:list-item>
              <text:p text:style-name="P10">Действия, связанные с заключением, изменением, расторжением или исполнением Соглашения, которые совершены лицом, воспользовавшимся <text:soft-page-break/>Логином и Паролем Исполнителя или Заказчика для доступа к Защищенным страницам Сайта, считаются совершенными соответственно Исполнителем/Заказчиком от собственного имени, как если бы были совершены Исполнителем/Заказчиком лично.</text:p>
            </text:list-item>
            <text:list-item>
              <text:p text:style-name="P10">Наличие заключенного Соглашения подтверждается в том числе действиями Исполнителя по выполнению Работы в связи с Соглашением на основании Технического задания, а также действиями Заказчика по осуществлению Резервирования денежных средств, как оно определено в Договоре. </text:p>
            </text:list-item>
            <text:list-item>
              <text:p text:style-name="P10">При акцепте Исполнителем Оферты Общество посредством программно-технических средств Сайта вправе присвоить Соглашению внутренний номер и дату, которые доступны Исполнителю и Заказчику посредством программно-технических средств Сайта через Защищенные страницы Сайта.</text:p>
            </text:list-item>
            <text:list-item>
              <text:p text:style-name="P10">В целях подтверждения наличия заключенного между Сторонами Соглашения Стороны могут подписать между собой настоящее Соглашение в письменной форме. В таком случае Соглашение должно быть подписано уполномоченными представителями Сторон в количестве двух идентичных экземпляров, по одному для каждой из Сторон. Кроме этого один экземпляр подписанного Сторонами Соглашения предоставляется Обществу. При этом копия подписанного Соглашения должна быть размещена каждой из Сторон на Защищенных страницах Сайта (если только Обществом не будет решено иное).</text:p>
            </text:list-item>
            <text:list-item>
              <text:p text:style-name="P10">Настоящее Соглашение может быть изменено только по обоюдному согласию Сторон в случаях, предусмотренных настоящим Соглашением. </text:p>
            </text:list-item>
            <text:list-item>
              <text:p text:style-name="P10">Настоящее Соглашение считается расторгнутым в случае, когда Общество, рассмотрев обращение Заказчика и (или) Исполнителя в порядке, предусмотренном разделом 6 Договора, приняло по своему собственному независимому усмотрению и убеждению решение о том, что Работа выполнена ненадлежащим образом и/или с нарушением срока, предусмотренного Соглашением и Техническим заданием.</text:p>
            </text:list-item>
            <text:list-item>
              <text:p text:style-name="P10">В иных случаях Соглашение не может быть расторгнуто по соглашению Сторон, а также в одностороннем порядке ни одной из Сторон. При возникновении разногласий Стороны вправе обратиться к Обществу для целей проведения Обществом независимого анализа соответствия выполненной и переданной Заказчику Работы Соглашению и Техническому заданию.</text:p>
            </text:list-item>
          </text:list>
        </text:list-item>
      </text:list>
      <text:p text:style-name="P3"/>
      <text:list xml:id="list1432227447" text:continue-numbering="true" text:style-name="RTF_5f_Num_20_10">
        <text:list-item>
          <text:p text:style-name="P7">Применимое право и порядок разрешения споров</text:p>
        </text:list-item>
      </text:list>
      <text:p text:style-name="P3"/>
      <text:list xml:id="list1840872031" text:continue-numbering="true" text:style-name="RTF_5f_Num_20_10">
        <text:list-item>
          <text:list>
            <text:list-item>
              <text:p text:style-name="P10">Соглашение регулируется и толкуется в соответствии с материальным правом Российской Федерации без учета его коллизионных норм.</text:p>
            </text:list-item>
            <text:list-item>
              <text:p text:style-name="P10">В случае возникновения любых споров или разногласий, связанных с исполнением Соглашения, Стороны приложат все усилия для их разрешения путем переговоров. </text:p>
            </text:list-item>
            <text:list-item>
              <text:p text:style-name="P10">Если возникший спор и разногласия не будут разрешены путем переговоров, они подлежат разрешению в соответствии с разделом 6 Договора. </text:p>
            </text:list-item>
          </text:list>
        </text:list-item>
      </text:list>
      <text:p text:style-name="P3"/>
      <text:list xml:id="list130208566" text:continue-numbering="true" text:style-name="RTF_5f_Num_20_10">
        <text:list-item>
          <text:p text:style-name="P7">Конфиденциальность</text:p>
        </text:list-item>
      </text:list>
      <text:p text:style-name="P3"/>
      <text:list xml:id="list1667901994" text:continue-numbering="true" text:style-name="RTF_5f_Num_20_10">
        <text:list-item>
          <text:list>
            <text:list-item>
              <text:p text:style-name="P10"><text:soft-page-break/>Исполнитель или Заказчик, получившие в целях исполнения своих обязательств по настоящему Соглашению конфиденциальную информацию, сведения, составляющие коммерческую тайну соответственно Заказчика или Исполнителя, не вправе сообщать эти сведения третьим лицам без письменного разрешения другой Стороны Соглашения, за исключением случаев, установленных законом.</text:p>
            </text:list-item>
            <text:list-item>
              <text:p text:style-name="P10">При нарушении обязанности, предусмотренной в п. 13.1. настоящего Соглашения, Заказчик и Исполнитель несут ответственность в соответствии с нормами законодательства Российской Федерации.</text:p>
            </text:list-item>
          </text:list>
        </text:list-item>
      </text:list>
      <text:p text:style-name="P3"/>
      <text:list xml:id="list715654745" text:continue-numbering="true" text:style-name="RTF_5f_Num_20_10">
        <text:list-item>
          <text:p text:style-name="P7">Заключительные положения</text:p>
        </text:list-item>
      </text:list>
      <text:p text:style-name="P3"/>
      <text:list xml:id="list1491761893" text:continue-numbering="true" text:style-name="RTF_5f_Num_20_10">
        <text:list-item>
          <text:list>
            <text:list-item>
              <text:p text:style-name="P10">Заключая настоящий Договор, Исполнитель и Заказчик гарантируют, что они в соответствии с применимым правом и правом страны происхождения обладают полной правоспособностью и дееспособностью, и имеют право заключать настоящий Договор, а также Соглашение.</text:p>
            </text:list-item>
            <text:list-item>
              <text:p text:style-name="P10">Нажатие на Защищенных страницах Заказчиком и (или) Исполнителем кнопок «Предложить заказ», «Подтвердить заказ», «Зарезервировать», «Обратиться в арбитраж», «Завершить сотрудничество», «Закрыть заказ» и иных кнопок в связи с функционированием онлайн сервиса «Безопасная сделка» являются Аналогами собственноручных подписей и обеспечивают проверку подлинности электронного документа и удостоверение личности лица, его направившего. Использование Аналога собственноручной подписи Заказчика и (или) Исполнителя порождает юридические последствия, аналогичные использованию собственноручных подписей, в соответствии с требованиями применимого права, и все распоряжения, заявления и иные документы, связанные с исполнением условий Соглашения и удостоверенные аналогом собственноручной подписи, признаются документами в письменной форме. </text:p>
            </text:list-item>
            <text:list-item>
              <text:p text:style-name="P10">Стороны направляют все уведомления, обращения и документы через специальные программно-технические средства Сайта, расположенные на Защищенных страницах Сайта. Такие уведомления и обращения сохраняются при помощи программно-технических средств Сайта. Стороны соглашаются, что такие сообщения, уведомления и документы будут считаться надлежащими для целей настоящего Соглашения (в том числе и в случае, когда было использовано факсимильное воспроизведение подписи), будут приравниваются к письменным документам, подписанным уполномоченными представителями Сторон, и имеют такое же юридическое значение. </text:p>
            </text:list-item>
            <text:list-item>
              <text:p text:style-name="P10">В случае возникновения разногласий между Сторонами сведения, которые зафиксированы при помощи технических средств Сайта, имеют преимущественное значение при разрешении таких разногласий. </text:p>
            </text:list-item>
            <text:list-item>
              <text:p text:style-name="P10">Положения Договора в части, регулирующей отношения между Заказчиком и Исполнителем, являются неотъемлемой частью настоящего Соглашения дополняют положения настоящего Соглашения и считаются включенными в Соглашение. В случае несоответствия положений Договора и Соглашения правила, предусмотренные в Договоре, будут иметь преимущественную силу над положениями настоящего Соглашения.</text:p>
            </text:list-item>
            <text:list-item>
              <text:p text:style-name="P10">Стороны принимают во внимание и соглашаются, что исполнение, неисполнение или ненадлежащее исполнение обязательств по настоящему Договору и (или) Соглашению может влиять на статус и/или характеристики зарегистрированного на Сайте лица, через которое действует Заказчик и <text:soft-page-break/>(или) Исполнитель,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 </text:p>
            </text:list-item>
            <text:list-item>
              <text:p text:style-name="P10">Заказчик и Исполнитель гарантируют, что пользуются Сайтом в соответствии с условиями и правилами его использования, информация о них на Защищенных страницах Сайта отражена правильным и полным образом, они действуют под собственными, а не вымышленными именами, все действия, совершенные на Сайте под Логином и Паролем, совершаются ими лично или уполномоченными лицами, обязательны и юридически действительны для Заказчика и Исполнителя. Стороны обязуются сообщать друг другу о любом факте несанкционированного разглашения третьим лицам Логина и Пароля.</text:p>
            </text:list-item>
            <text:list-item>
              <text:p text:style-name="P10">Исполнитель и Заказчик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 другим Сторонам настоящего Соглашения.</text:p>
            </text:list-item>
            <text:list-item>
              <text:p text:style-name="P10">На Заказчике лежит обязанность по уплате страховых взносов на обязательное социальное страхование на сумму вознаграждения, выплачиваемого Исполнителю – физическому лицу по Соглашению, в соответствии с Федеральным законом от 24.07.2009 N 212-ФЗ.</text:p>
            </text:list-item>
            <text:list-item>
              <text:p text:style-name="P10">Все расчету по настоящему Соглашению осуществляются исключительно в валюте Российской Федерации – в рублях.</text:p>
            </text:list-item>
            <text:list-item>
              <text:p text:style-name="P10">Все изменения к Соглашению, а также иные соглашения между Сторонами, переписка между ними, уведомления и обращения осуществляются исключительно на русском языке.</text:p>
            </text:list-item>
          </text:list>
        </text:list-item>
      </text:list>
      <text:p text:style-name="P3"/>
      <text:p text:style-name="P5">15. Реквизиты Общества</text:p>
      <text:p text:style-name="P3"/>
      <text:p text:style-name="P4">Общество:</text:p>
      <text:p text:style-name="P3">Полное наименование: Общество с ограниченной ответственностью «Ваан»</text:p>
      <text:p text:style-name="P3">Сокращенное наименование: ООО «Ваан»</text:p>
      <text:p text:style-name="P3">Юридический адрес: 125040, Москва, улица Нижняя, дом 14, корпус 1</text:p>
      <text:p text:style-name="P3">Почтовый адрес: 129223, Москва, а/я 33</text:p>
      <text:p text:style-name="P3">ИНН 7805399430/ КПП 771401001</text:p>
      <text:p text:style-name="P3">Расчетный счет 40702810787880000803</text:p>
      <text:p text:style-name="P3">в МОСКОВСКИЙ ФИЛИАЛ ПАО РОСБАНК Г. МОСКВА </text:p>
      <text:p text:style-name="P3">Корреспондентский счет 30101810200000000272</text:p>
      <text:p text:style-name="P3">БИК 044552272</text:p>
      <text:p text:style-name="P3">ОКПО 94626823</text:p>
      <text:p text:style-name="P3">ОГРН 5067847040421</text:p>
      <text:p text:style-name="P3">ОКВЭД 52.61.2.</text:p>
      <text:p text:style-name="P3"/>
      <text:p text:style-name="P3"><text:span text:style-name="T5">Генеральный директор: _______________________ // Тарханов В.О.</text:span><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 svg:font-family="'Lucida Sans'" style:font-family-generic="swiss"/>
    <style:font-face style:name="Courier New" svg:font-family="'Courier New'" style:font-family-generic="modern" style:font-pitch="fixed"/>
    <style:font-face style:name="Times New Roman"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ru" fo:country="RU" style:letter-kerning="true"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ru" fo:country="RU" style:letter-kerning="true" style:font-name-asian="Times New Roman" style:font-size-asian="12pt" style:language-asian="ru" style:country-asian="RU" style:font-name-complex="Times New Roman"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Стиль_20_Заголовков" style:next-style-name="Text_20_body" style:class="text">
      <style:paragraph-properties fo:text-align="center" style:justify-single-word="false"/>
      <style:text-properties fo:text-transform="uppercas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Normal" style:family="paragraph">
      <style:paragraph-properties fo:margin="100%" fo:margin-left="0cm" fo:margin-right="0cm" fo:margin-top="0cm" fo:margin-bottom="0.353cm" fo:line-height="115%" fo:text-align="start" style:justify-single-word="false" fo:text-indent="0cm" style:auto-text-indent="false" style:text-autospace="ideograph-alpha" style:vertical-align="auto"/>
      <style:text-properties style:font-name="Calibri" fo:font-size="11pt" fo:language="ru" fo:country="RU" style:font-name-asian="Calibri" style:font-size-asian="11pt" style:language-asian="en" style:country-asian="US" style:font-name-complex="Calibri" style:font-size-complex="11pt" style:language-complex="ar" style:country-complex="SA"/>
    </style:style>
    <style:style style:name="Стиль_20_Заголовков" style:display-name="Стиль Заголовков" style:family="paragraph" style:parent-style-name="Normal">
      <style:text-properties fo:font-weight="bold" style:font-weight-asian="bold" style:font-weight-complex="bold"/>
    </style:style>
    <style:style style:name="Íóìåðîâàííûå_20_ñïèñêè" style:display-name="Íóìåðîâàííûå ñïèñêè" style:family="paragraph">
      <style:paragraph-properties fo:margin="100%" fo:margin-left="1.251cm" fo:margin-right="0cm" fo:margin-top="0cm" fo:margin-bottom="0cm" fo:line-height="150%" fo:text-align="justify" style:justify-single-word="false" fo:text-indent="1.251cm" style:auto-text-indent="false" style:text-autospace="ideograph-alpha" style:vertical-align="auto"/>
      <style:text-properties fo:font-size="12pt" fo:language="ru" fo:country="RU" style:font-size-asian="12pt" style:language-asian="en" style:country-asian="US" style:font-name-complex="Times New Roman" style:font-size-complex="12pt" style:language-complex="ar" style:country-complex="SA"/>
    </style:style>
    <style:style style:name="Не_20_нумерованные_20_списки" style:display-name="Не нумерованные списки" style:family="paragraph" style:parent-style-name="Heading">
      <style:text-properties fo:font-weight="normal" style:font-weight-asian="normal" style:font-weight-complex="normal"/>
    </style:style>
    <style:style style:name="_31_.Çàãîëîâîê" style:display-name="1.Çàãîëîâîê" style:family="paragraph" style:parent-style-name="Стиль_20_Заголовков">
      <style:paragraph-properties fo:text-align="center" style:justify-single-word="false"/>
      <style:text-properties fo:text-transform="uppercase" style:font-name="Times New Roman" fo:font-size="10pt" style:font-name-asian="Times New Roman" style:font-size-asian="10pt" style:language-asian="en" style:country-asian="NZ" style:font-name-complex="Times New Roman" style:font-size-complex="10pt"/>
    </style:style>
    <style:style style:name="_32_.Íóìåðîâàííûå_20_ñïèñêè" style:display-name="2.Íóìåðîâàííûå ñïèñêè" style:family="paragraph">
      <style:paragraph-properties fo:margin="100%" fo:margin-left="0cm" fo:margin-right="0cm" fo:margin-top="0cm" fo:margin-bottom="0cm" fo:line-height="150%" fo:text-align="justify" style:justify-single-word="false" fo:text-indent="0cm" style:auto-text-indent="false" style:text-autospace="ideograph-alpha" style:vertical-align="auto"/>
      <style:text-properties fo:font-size="12pt" fo:language="ru" fo:country="RU" fo:font-weight="bold" style:font-size-asian="12pt" style:language-asian="en" style:country-asian="US" style:font-weight-asian="bold" style:font-name-complex="Times New Roman" style:font-size-complex="12pt" style:language-complex="ar" style:country-complex="SA" style:font-weight-complex="bold"/>
    </style:style>
    <style:style style:name="_33_.Íå_20_íóìåðîâàííûå_20_ñïèñêè" style:display-name="3.Íå íóìåðîâàííûå ñïèñêè" style:family="paragraph" style:parent-style-name="_31_.Çàãîëîâîê">
      <style:text-properties fo:font-weight="normal" style:font-weight-asian="normal" style:font-weight-complex="normal"/>
    </style:style>
    <style:style style:name="_33_._20_Íóìåðîâàííûå_20_ñïèñêè" style:display-name="3. Íóìåðîâàííûå ñïèñêè" style:family="paragraph" style:parent-style-name="_32_.Íóìåðîâàííûå_20_ñïèñêè">
      <style:text-properties fo:text-transform="uppercase" fo:font-size="10pt" style:text-underline-style="solid" style:text-underline-width="auto" style:text-underline-color="font-color" style:font-size-asian="10pt" style:language-asian="en" style:country-asian="NZ" style:font-size-complex="10pt"/>
    </style:style>
    <style:style style:name="_34_._20_Íóìåðîâàííûé" style:display-name="4. Íóìåðîâàííûé" style:family="paragraph" style:parent-style-name="_33_._20_Íóìåðîâàííûå_20_ñïèñêè">
      <style:text-properties fo:font-variant="normal" fo:text-transform="none" fo:language="en" fo:country="US" fo:font-style="italic" style:text-underline-style="none" style:font-style-asian="italic" style:font-style-complex="italic"/>
    </style:style>
    <style:style style:name="header" style:family="paragraph" style:parent-style-name="Normal">
      <style:paragraph-properties>
        <style:tab-stops>
          <style:tab-stop style:position="7.96cm" style:type="center"/>
          <style:tab-stop style:position="15.921cm" style:type="right"/>
        </style:tab-stops>
      </style:paragraph-properties>
      <style:text-properties style:font-name="Times New Roman" fo:font-size="10pt" style:font-name-asian="Times New Roman" style:font-size-asian="10pt" style:language-asian="en" style:country-asian="NZ" style:font-name-complex="Times New Roman" style:font-size-complex="10pt"/>
    </style:style>
    <style:style style:name="footer" style:family="paragraph" style:parent-style-name="Normal">
      <style:paragraph-properties>
        <style:tab-stops>
          <style:tab-stop style:position="7.96cm" style:type="center"/>
          <style:tab-stop style:position="15.921cm" style:type="right"/>
        </style:tab-stops>
      </style:paragraph-properties>
      <style:text-properties style:font-name="Times New Roman" fo:font-size="10pt" style:font-name-asian="Times New Roman" style:font-size-asian="10pt" style:language-asian="en" style:country-asian="NZ" style:font-name-complex="Times New Roman" style:font-size-complex="10pt"/>
    </style:style>
    <style:style style:name="_33_.Çàãîëîâîê" style:display-name="3.Çàãîëîâîê" style:family="paragraph" style:parent-style-name="Стиль_20_Заголовков">
      <style:paragraph-properties fo:text-align="center" style:justify-single-word="false"/>
      <style:text-properties fo:text-transform="uppercase" style:font-name="Times New Roman" fo:font-size="10pt" style:font-name-asian="Times New Roman" style:font-size-asian="10pt" style:language-asian="en" style:country-asian="NZ" style:font-name-complex="Times New Roman" style:font-size-complex="10pt"/>
    </style:style>
    <style:style style:name="_34_.Íóìåðîâàííûå_20_ñïèñêè" style:display-name="4.Íóìåðîâàííûå ñïèñêè" style:family="paragraph">
      <style:paragraph-properties fo:margin="100%" fo:margin-left="0cm" fo:margin-right="0cm" fo:margin-top="0cm" fo:margin-bottom="0cm" fo:text-align="justify" style:justify-single-word="false" fo:text-indent="0cm" style:auto-text-indent="false" style:text-autospace="ideograph-alpha" style:vertical-align="auto"/>
      <style:text-properties fo:font-size="12pt" fo:language="ru" fo:country="RU" fo:font-weight="bold" style:font-size-asian="12pt" style:language-asian="en" style:country-asian="US" style:font-weight-asian="bold" style:font-name-complex="Times New Roman" style:font-size-complex="12pt" style:language-complex="ar" style:country-complex="SA" style:font-weight-complex="bold"/>
    </style:style>
    <style:style style:name="_35_._20_Íóìåðîâàííûå_20_ñïèñêè" style:display-name="5. Íóìåðîâàííûå ñïèñêè" style:family="paragraph" style:parent-style-name="_34_.Íóìåðîâàííûå_20_ñïèñêè">
      <style:text-properties fo:text-transform="uppercase" fo:font-size="10pt" style:text-underline-style="solid" style:text-underline-width="auto" style:text-underline-color="font-color" style:font-size-asian="10pt" style:language-asian="en" style:country-asian="NZ" style:font-size-complex="10pt"/>
    </style:style>
    <style:style style:name="_36_._20_Íóìåðîâàííûé" style:display-name="6. Íóìåðîâàííûé" style:family="paragraph" style:parent-style-name="_35_._20_Íóìåðîâàííûå_20_ñïèñêè">
      <style:text-properties fo:font-variant="normal" fo:text-transform="none" fo:language="en" fo:country="US" fo:font-style="italic" style:text-underline-style="none" style:font-style-asian="italic" style:font-style-complex="italic"/>
    </style:style>
    <style:style style:name="_32_.Заголовок_20_обычный" style:display-name="2.Заголовок обычный" style:family="paragraph" style:parent-style-name="Normal">
      <style:paragraph-properties fo:text-align="center" style:justify-single-word="false"/>
      <style:text-properties fo:text-transform="uppercase" fo:font-weight="bold" style:font-weight-asian="bold" style:font-weight-complex="bold"/>
    </style:style>
    <style:style style:name="Balloon_20_Text" style:display-name="Balloon Text" style:family="paragraph" style:parent-style-name="Normal">
      <style:text-properties style:font-name="Tahoma" fo:font-size="8pt" style:font-name-asian="Tahoma" style:font-size-asian="8pt" style:language-asian="en" style:country-asian="NZ" style:font-name-complex="Tahoma" style:font-size-complex="8pt"/>
    </style:style>
    <style:style style:name="_33_.Заголовок_20_нумерованный" style:display-name="3.Заголовок нумерованный" style:family="paragraph" style:parent-style-name="Стиль_20_Заголовков">
      <style:paragraph-properties fo:margin="100%" fo:margin-left="1.27cm" fo:margin-right="0cm" fo:margin-top="0cm" fo:margin-bottom="0cm" fo:text-align="center" style:justify-single-word="false" fo:text-indent="-0.635cm" style:auto-text-indent="false">
        <style:tab-stops/>
      </style:paragraph-properties>
      <style:text-properties fo:text-transform="uppercase"/>
    </style:style>
    <style:style style:name="_34_.Íóìåðîâàííûå_20_ñïèñêè_20_óðîâåí_20_2" style:display-name="4.Íóìåðîâàííûå ñïèñêè óðîâåí 2" style:family="paragraph">
      <style:paragraph-properties fo:margin="100%" fo:margin-left="1.27cm" fo:margin-right="0cm" fo:margin-top="0cm" fo:margin-bottom="0cm" fo:text-align="justify" style:justify-single-word="false" fo:text-indent="-0.635cm" style:auto-text-indent="false" style:text-autospace="ideograph-alpha" style:vertical-align="auto"/>
      <style:text-properties fo:font-size="12pt" fo:language="ru" fo:country="RU" fo:font-weight="bold" style:font-size-asian="12pt" style:language-asian="en" style:country-asian="US" style:font-weight-asian="bold" style:font-name-complex="Times New Roman" style:font-size-complex="12pt" style:language-complex="ar" style:country-complex="SA" style:font-weight-complex="bold"/>
    </style:style>
    <style:style style:name="_35_.Нумерованные_20_списки_20_уровен_20_3" style:display-name="5.Нумерованные списки уровен 3" style:family="paragraph" style:parent-style-name="_34_.Íóìåðîâàííûå_20_ñïèñêè_20_óðîâåí_20_2">
      <style:paragraph-properties fo:margin="100%" fo:margin-left="1.905cm" fo:margin-right="0cm" fo:margin-top="0cm" fo:margin-bottom="0cm" fo:text-indent="-0.635cm" style:auto-text-indent="false">
        <style:tab-stops/>
      </style:paragraph-properties>
      <style:text-properties fo:text-transform="uppercase" style:font-name="Calibri" style:text-underline-style="solid" style:text-underline-width="auto" style:text-underline-color="font-color" style:font-name-asian="Calibri" style:font-name-complex="Calibri"/>
    </style:style>
    <style:style style:name="_36_.Нумерованные_20_списки_20_уровен_20_4" style:display-name="6.Нумерованные списки уровен 4" style:family="paragraph" style:parent-style-name="_35_.Нумерованные_20_списки_20_уровен_20_3">
      <style:paragraph-properties fo:margin="100%" fo:margin-left="2.54cm" fo:margin-right="0cm" fo:margin-top="0cm" fo:margin-bottom="0cm" fo:text-indent="-0.635cm" style:auto-text-indent="false">
        <style:tab-stops/>
      </style:paragraph-properties>
      <style:text-properties fo:font-variant="normal" fo:text-transform="none" fo:language="en" fo:country="US" fo:font-style="italic" style:text-underline-style="none" style:font-style-asian="italic" style:font-style-complex="italic"/>
    </style:style>
    <style:style style:name="_32_.Заголовок" style:display-name="2.Заголовок" style:family="paragraph" style:parent-style-name="Normal">
      <style:paragraph-properties fo:text-align="center" style:justify-single-word="false"/>
      <style:text-properties fo:text-transform="uppercase" fo:font-weight="bold" style:font-weight-asian="bold" style:font-weight-complex="bold"/>
    </style:style>
    <style:style style:name="annotation_20_text" style:display-name="annotation text" style:family="paragraph" style:parent-style-name="Normal">
      <style:paragraph-properties fo:line-height="100%"/>
      <style:text-properties fo:font-size="10pt" style:font-size-asian="10pt" style:language-asian="en" style:country-asian="NZ" style:font-size-complex="10pt"/>
    </style:style>
    <style:style style:name="List_20_Paragraph" style:display-name="List Paragraph" style:family="paragraph" style:parent-style-name="Normal">
      <style:paragraph-properties fo:margin="100%" fo:margin-left="1.27cm" fo:margin-right="0cm" fo:margin-top="0cm" fo:margin-bottom="0cm" fo:text-indent="0cm" style:auto-text-indent="false"/>
    </style:style>
    <style:style style:name="Default" style:family="paragraph">
      <style:paragraph-properties fo:margin="100%" fo:margin-left="0cm" fo:margin-right="0cm" fo:margin-top="0cm" fo:margin-bottom="0cm" fo:text-align="start" style:justify-single-word="false" fo:text-indent="0cm" style:auto-text-indent="false" style:vertical-align="auto"/>
      <style:text-properties fo:color="#000000" fo:font-size="12pt" fo:language="ru" fo:country="RU" style:font-size-asian="12pt" style:language-asian="en" style:country-asian="US" style:font-name-complex="Times New Roman" style:font-size-complex="12pt" style:language-complex="ar" style:country-complex="S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fo:font-weight="bold" style:font-weight-asian="bold" style:font-name-complex="Times New Roman" style:font-weight-complex="bold"/>
    </style:style>
    <style:style style:name="RTF_5f_Num_20_4_20_2" style:display-name="RTF_Num 4 2" style:family="text">
      <style:text-properties style:use-window-font-color="true"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complex="Times New Roman"/>
    </style:style>
    <style:style style:name="RTF_5f_Num_20_6_20_2" style:display-name="RTF_Num 6 2" style:family="text">
      <style:text-properties style:font-name-complex="Times New Roman"/>
    </style:style>
    <style:style style:name="RTF_5f_Num_20_6_20_3" style:display-name="RTF_Num 6 3" style:family="text">
      <style:text-properties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7_20_1" style:display-name="RTF_Num 7 1" style:family="text">
      <style:text-properties fo:font-weight="bold" style:font-weight-asian="bold" style:font-name-complex="Times New Roman" style:font-weight-complex="bold"/>
    </style:style>
    <style:style style:name="RTF_5f_Num_20_7_20_2" style:display-name="RTF_Num 7 2" style:family="text">
      <style:text-properties style:use-window-font-color="true"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fo:font-weight="bold" style:font-weight-asian="bold" style:font-name-complex="Times New Roman" style:font-weight-complex="bold"/>
    </style:style>
    <style:style style:name="RTF_5f_Num_20_8_20_2" style:display-name="RTF_Num 8 2" style:family="text">
      <style:text-properties style:use-window-font-color="true"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fo:font-weight="bold" style:font-weight-asian="bold" style:font-name-complex="Times New Roman" style:font-weight-complex="bold"/>
    </style:style>
    <style:style style:name="RTF_5f_Num_20_9_20_2" style:display-name="RTF_Num 9 2" style:family="text">
      <style:text-properties style:use-window-font-color="true" style:font-name-complex="Times New Roman"/>
    </style:style>
    <style:style style:name="RTF_5f_Num_20_9_20_3" style:display-name="RTF_Num 9 3" style:family="text">
      <style:text-properties style:font-name-complex="Times New Roman"/>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fo:font-weight="bold" style:font-weight-asian="bold" style:font-name-complex="Times New Roman" style:font-weight-complex="bold"/>
    </style:style>
    <style:style style:name="RTF_5f_Num_20_10_20_2" style:display-name="RTF_Num 10 2" style:family="text">
      <style:text-properties style:use-window-font-color="true" style:font-name="Arial"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fo:font-weight="bold" style:font-weight-asian="bold" style:font-name-complex="Times New Roman" style:font-weight-complex="bold"/>
    </style:style>
    <style:style style:name="RTF_5f_Num_20_11_20_2" style:display-name="RTF_Num 11 2" style:family="text">
      <style:text-properties style:use-window-font-color="true"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fo:text-transform="uppercase" style:use-window-font-color="true" style:text-outline="false" style:text-line-through-style="none" style:text-position="0% 100%"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13_20_2" style:display-name="RTF_Num 13 2" style:family="text">
      <style:text-properties fo:font-variant="normal" fo:text-transform="none" style:text-outline="false" style:text-line-through-style="none" style:text-position="0% 100%"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13_20_3" style:display-name="RTF_Num 13 3" style:family="text">
      <style:text-properties fo:font-variant="normal" fo:text-transform="none" style:use-window-font-color="true" style:text-outline="false" style:text-line-through-style="none" style:text-position="0% 100%" style:font-name="Times New Roman" fo:font-size="12pt" fo:font-style="normal" fo:text-shadow="none"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13_20_4" style:display-name="RTF_Num 13 4" style:family="text">
      <style:text-properties fo:font-variant="normal" fo:text-transform="none" style:text-outline="false" style:text-line-through-style="none" style:text-position="0% 100%"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Default_20_Paragraph_20_Font" style:display-name="Default Paragraph Font" style:family="text"/>
    <style:style style:name="_31_.Çàãîëîâîê_20_Çíàê" style:display-name="1.Çàãîëîâîê Çíàê" style:family="text">
      <style:text-properties fo:text-transform="uppercase" fo:font-weight="bold" style:font-weight-asian="bold" style:font-weight-complex="bold"/>
    </style:style>
    <style:style style:name="_33_._20_Íóìåðîâàííûå_20_ñïèñêè_20_Çíàê" style:display-name="3. Íóìåðîâàííûå ñïèñêè Çíàê" style:family="text">
      <style:text-properties fo:text-transform="uppercase" style:text-underline-style="solid" style:text-underline-width="auto" style:text-underline-color="font-color" fo:font-weight="bold" style:font-weight-asian="bold" style:font-weight-complex="bold"/>
    </style:style>
    <style:style style:name="Âåðõíèé_20_êîëîíòèòóë_20_Çíàê" style:display-name="Âåðõíèé êîëîíòèòóë Çíàê" style:family="text" style:parent-style-name="Default_20_Paragraph_20_Font">
      <style:text-properties fo:font-size="10pt" style:font-size-asian="10pt" style:font-name-complex="Times New Roman" style:font-size-complex="10pt"/>
    </style:style>
    <style:style style:name="Íèæíèé_20_êîëîíòèòóë_20_Çíàê" style:display-name="Íèæíèé êîëîíòèòóë Çíàê" style:family="text" style:parent-style-name="Default_20_Paragraph_20_Font">
      <style:text-properties fo:font-size="10pt" style:font-size-asian="10pt" style:font-name-complex="Times New Roman" style:font-size-complex="10pt"/>
    </style:style>
    <style:style style:name="_33_.Çàãîëîâîê_20_Çíàê" style:display-name="3.Çàãîëîâîê Çíàê" style:family="text">
      <style:text-properties fo:text-transform="uppercase" fo:font-weight="bold" style:font-weight-asian="bold" style:font-weight-complex="bold"/>
    </style:style>
    <style:style style:name="_35_._20_Íóìåðîâàííûå_20_ñïèñêè_20_Çíàê" style:display-name="5. Íóìåðîâàííûå ñïèñêè Çíàê" style:family="text">
      <style:text-properties fo:text-transform="uppercase" style:text-underline-style="solid" style:text-underline-width="auto" style:text-underline-color="font-color" fo:font-weight="bold" style:font-weight-asian="bold" style:font-weight-complex="bold"/>
    </style:style>
    <style:style style:name="Текст_20_выноски_20_Знак" style:display-name="Текст выноски Знак" style:family="text" style:parent-style-name="Default_20_Paragraph_20_Font">
      <style:text-properties style:font-name="Tahoma" fo:font-size="8pt" style:font-name-asian="Tahoma" style:font-size-asian="8pt" style:font-name-complex="Tahoma" style:font-size-complex="8pt"/>
    </style:style>
    <style:style style:name="_33_.Заголовок_20_нумерованный_20_Знак" style:display-name="3.Заголовок нумерованный Знак" style:family="text">
      <style:text-properties fo:text-transform="uppercase" style:font-name="Calibri" fo:font-size="11pt" fo:language="zxx" fo:country="none" fo:font-weight="bold" style:font-name-asian="Calibri" style:font-size-asian="11pt" style:language-asian="en" style:country-asian="US" style:font-weight-asian="bold" style:font-name-complex="Calibri" style:font-size-complex="11pt" style:font-weight-complex="bold"/>
    </style:style>
    <style:style style:name="_35_.Нумерованные_20_списки_20_уровен_20_3_20_Знак" style:display-name="5.Нумерованные списки уровен 3 Знак" style:family="text">
      <style:text-properties fo:text-transform="uppercase" style:font-name="Calibri" fo:font-size="12pt" fo:language="zxx" fo:country="none" style:text-underline-style="solid" style:text-underline-width="auto" style:text-underline-color="font-color" fo:font-weight="bold" style:font-name-asian="Calibri" style:font-size-asian="12pt" style:language-asian="en" style:country-asian="US" style:font-weight-asian="bold" style:font-name-complex="Calibri" style:font-size-complex="12pt" style:font-weight-complex="bold"/>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Текст_20_примечания_20_Знак" style:display-name="Текст примечания Знак" style:family="text" style:parent-style-name="Default_20_Paragraph_20_Font">
      <style:text-properties style:font-name="Calibri" fo:font-size="10pt" style:font-name-asian="Calibri" style:font-size-asian="10pt" style:font-name-complex="Calibri"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text:start-value="7">
        <style:list-level-properties text:space-before="0.635cm" text:min-label-width="0.635cm"/>
      </text:list-level-style-number>
      <text:list-level-style-number text:level="2" text:style-name="RTF_5f_Num_20_2_20_2" style:num-suffix="." style:num-format="1" text:display-levels="2">
        <style:list-level-properties text:space-before="1cm" text:min-label-width="0.635cm"/>
      </text:list-level-style-number>
      <text:list-level-style-number text:level="3" text:style-name="RTF_5f_Num_20_2_20_3" style:num-suffix="." style:num-format="1" text:display-levels="3">
        <style:list-level-properties text:space-before="1.365cm" text:min-label-width="1.27cm"/>
      </text:list-level-style-number>
      <text:list-level-style-number text:level="4" text:style-name="RTF_5f_Num_20_2_20_4" style:num-suffix="." style:num-format="1" text:display-levels="4">
        <style:list-level-properties text:space-before="1.73cm" text:min-label-width="1.27cm"/>
      </text:list-level-style-number>
      <text:list-level-style-number text:level="5" text:style-name="RTF_5f_Num_20_2_20_5" style:num-suffix="." style:num-format="1" text:display-levels="5">
        <style:list-level-properties text:space-before="2.096cm" text:min-label-width="1.905cm"/>
      </text:list-level-style-number>
      <text:list-level-style-number text:level="6" text:style-name="RTF_5f_Num_20_2_20_6" style:num-suffix="." style:num-format="1" text:display-levels="6">
        <style:list-level-properties text:space-before="2.461cm" text:min-label-width="1.905cm"/>
      </text:list-level-style-number>
      <text:list-level-style-number text:level="7" text:style-name="RTF_5f_Num_20_2_20_7" style:num-suffix="." style:num-format="1" text:display-levels="7">
        <style:list-level-properties text:space-before="2.826cm" text:min-label-width="2.54cm"/>
      </text:list-level-style-number>
      <text:list-level-style-number text:level="8" text:style-name="RTF_5f_Num_20_2_20_8" style:num-suffix="." style:num-format="1" text:display-levels="8">
        <style:list-level-properties text:space-before="3.191cm" text:min-label-width="2.54cm"/>
      </text:list-level-style-number>
      <text:list-level-style-number text:level="9" text:style-name="RTF_5f_Num_20_2_20_9" style:num-suffix="." style:num-format="1" text:display-levels="9">
        <style:list-level-properties text:space-before="3.556cm" text:min-label-width="3.17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1.1." style:num-format="1">
        <style:list-level-properties text:space-before="1.27cm" text:min-label-width="0.635cm"/>
      </text:list-level-style-number>
      <text:list-level-style-bullet text:level="2" text:style-name="RTF_5f_Num_20_3_20_2" style:num-suffix="." text:bullet-char="o">
        <style:list-level-properties text:space-before="2.54cm" text:min-label-width="0.635cm"/>
        <style:text-properties style:font-name="Courier New"/>
      </text:list-level-style-bullet>
      <text:list-level-style-bullet text:level="3" text:style-name="RTF_5f_Num_20_3_20_3" style:num-suffix="." text:bullet-char="">
        <style:list-level-properties text:space-before="3.81cm" text:min-label-width="0.635cm"/>
        <style:text-properties style:font-name="Wingdings"/>
      </text:list-level-style-bullet>
      <text:list-level-style-bullet text:level="4" text:style-name="RTF_5f_Num_20_3_20_4" style:num-suffix="." text:bullet-char="">
        <style:list-level-properties text:space-before="5.08cm" text:min-label-width="0.635cm"/>
        <style:text-properties style:font-name="Symbol"/>
      </text:list-level-style-bullet>
      <text:list-level-style-bullet text:level="5" text:style-name="RTF_5f_Num_20_3_20_5" style:num-suffix="." text:bullet-char="o">
        <style:list-level-properties text:space-before="6.35cm" text:min-label-width="0.635cm"/>
        <style:text-properties style:font-name="Courier New"/>
      </text:list-level-style-bullet>
      <text:list-level-style-bullet text:level="6" text:style-name="RTF_5f_Num_20_3_20_6" style:num-suffix="." text:bullet-char="">
        <style:list-level-properties text:space-before="7.62cm" text:min-label-width="0.635cm"/>
        <style:text-properties style:font-name="Wingdings"/>
      </text:list-level-style-bullet>
      <text:list-level-style-bullet text:level="7" text:style-name="RTF_5f_Num_20_3_20_7" style:num-suffix="." text:bullet-char="">
        <style:list-level-properties text:space-before="8.89cm" text:min-label-width="0.635cm"/>
        <style:text-properties style:font-name="Symbol"/>
      </text:list-level-style-bullet>
      <text:list-level-style-bullet text:level="8" text:style-name="RTF_5f_Num_20_3_20_8" style:num-suffix="." text:bullet-char="o">
        <style:list-level-properties text:space-before="10.16cm" text:min-label-width="0.635cm"/>
        <style:text-properties style:font-name="Courier New"/>
      </text:list-level-style-bullet>
      <text:list-level-style-bullet text:level="9" text:style-name="RTF_5f_Num_20_3_20_9"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text:style-name="RTF_5f_Num_20_4_20_2" style:num-suffix="." style:num-format="1" text:display-levels="2">
        <style:list-level-properties text:space-before="2.252cm" text:min-label-width="0.762cm"/>
      </text:list-level-style-number>
      <text:list-level-style-number text:level="3" text:style-name="RTF_5f_Num_20_4_20_3" style:num-suffix="." style:num-format="1" text:display-levels="3">
        <style:list-level-properties text:space-before="1.27cm" text:min-label-width="0.889cm"/>
      </text:list-level-style-number>
      <text:list-level-style-number text:level="4" text:style-name="RTF_5f_Num_20_4_20_4" style:num-suffix="." style:num-format="1" text:display-levels="4">
        <style:list-level-properties text:space-before="1.905cm" text:min-label-width="1.143cm"/>
      </text:list-level-style-number>
      <text:list-level-style-number text:level="5" text:style-name="RTF_5f_Num_20_4_20_5" style:num-suffix="." style:num-format="1" text:display-levels="5">
        <style:list-level-properties text:space-before="2.54cm" text:min-label-width="1.397cm"/>
      </text:list-level-style-number>
      <text:list-level-style-number text:level="6" text:style-name="RTF_5f_Num_20_4_20_6" style:num-suffix="." style:num-format="1" text:display-levels="6">
        <style:list-level-properties text:space-before="3.175cm" text:min-label-width="1.651cm"/>
      </text:list-level-style-number>
      <text:list-level-style-number text:level="7" text:style-name="RTF_5f_Num_20_4_20_7" style:num-suffix="." style:num-format="1" text:display-levels="7">
        <style:list-level-properties text:space-before="3.81cm" text:min-label-width="1.905cm"/>
      </text:list-level-style-number>
      <text:list-level-style-number text:level="8" text:style-name="RTF_5f_Num_20_4_20_8" style:num-suffix="." style:num-format="1" text:display-levels="8">
        <style:list-level-properties text:space-before="4.445cm" text:min-label-width="2.159cm"/>
      </text:list-level-style-number>
      <text:list-level-style-number text:level="9" text:style-name="RTF_5f_Num_20_4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1."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a" style:num-letter-sync="true">
        <style:list-level-properties text:space-before="1.905cm" text:min-label-width="0.635cm"/>
      </text:list-level-style-number>
      <text:list-level-style-number text:level="3" text:style-name="RTF_5f_Num_20_6_20_3" style:num-suffix="." style:num-format="i">
        <style:list-level-properties text:space-before="3.492cm" text:min-label-width="0.318cm" fo:text-align="end"/>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a" style:num-letter-sync="true">
        <style:list-level-properties text:space-before="5.715cm" text:min-label-width="0.635cm"/>
      </text:list-level-style-number>
      <text:list-level-style-number text:level="6" text:style-name="RTF_5f_Num_20_6_20_6" style:num-suffix="." style:num-format="i">
        <style:list-level-properties text:space-before="7.302cm" text:min-label-width="0.318cm" fo:text-align="end"/>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a" style:num-letter-sync="true">
        <style:list-level-properties text:space-before="9.525cm" text:min-label-width="0.635cm"/>
      </text:list-level-style-number>
      <text:list-level-style-number text:level="9" text:style-name="RTF_5f_Num_20_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min-label-width="0.635cm"/>
      </text:list-level-style-number>
      <text:list-level-style-number text:level="2" text:style-name="RTF_5f_Num_20_7_20_2" style:num-suffix="." style:num-format="1" text:display-levels="2">
        <style:list-level-properties text:space-before="2.252cm" text:min-label-width="0.762cm"/>
      </text:list-level-style-number>
      <text:list-level-style-number text:level="3" text:style-name="RTF_5f_Num_20_7_20_3" style:num-suffix="." style:num-format="1" text:display-levels="3">
        <style:list-level-properties text:space-before="1.27cm" text:min-label-width="0.889cm"/>
      </text:list-level-style-number>
      <text:list-level-style-number text:level="4" text:style-name="RTF_5f_Num_20_7_20_4" style:num-suffix="." style:num-format="1" text:display-levels="4">
        <style:list-level-properties text:space-before="1.905cm" text:min-label-width="1.143cm"/>
      </text:list-level-style-number>
      <text:list-level-style-number text:level="5" text:style-name="RTF_5f_Num_20_7_20_5" style:num-suffix="." style:num-format="1" text:display-levels="5">
        <style:list-level-properties text:space-before="2.54cm" text:min-label-width="1.397cm"/>
      </text:list-level-style-number>
      <text:list-level-style-number text:level="6" text:style-name="RTF_5f_Num_20_7_20_6" style:num-suffix="." style:num-format="1" text:display-levels="6">
        <style:list-level-properties text:space-before="3.175cm" text:min-label-width="1.651cm"/>
      </text:list-level-style-number>
      <text:list-level-style-number text:level="7" text:style-name="RTF_5f_Num_20_7_20_7" style:num-suffix="." style:num-format="1" text:display-levels="7">
        <style:list-level-properties text:space-before="3.81cm" text:min-label-width="1.905cm"/>
      </text:list-level-style-number>
      <text:list-level-style-number text:level="8" text:style-name="RTF_5f_Num_20_7_20_8" style:num-suffix="." style:num-format="1" text:display-levels="8">
        <style:list-level-properties text:space-before="4.445cm" text:min-label-width="2.159cm"/>
      </text:list-level-style-number>
      <text:list-level-style-number text:level="9" text:style-name="RTF_5f_Num_20_7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min-label-width="0.635cm"/>
      </text:list-level-style-number>
      <text:list-level-style-number text:level="2" text:style-name="RTF_5f_Num_20_8_20_2" style:num-suffix="." style:num-format="1" text:display-levels="2">
        <style:list-level-properties text:space-before="2.252cm" text:min-label-width="0.762cm"/>
      </text:list-level-style-number>
      <text:list-level-style-number text:level="3" text:style-name="RTF_5f_Num_20_8_20_3" style:num-suffix="." style:num-format="1" text:display-levels="3">
        <style:list-level-properties text:space-before="1.27cm" text:min-label-width="0.889cm"/>
      </text:list-level-style-number>
      <text:list-level-style-number text:level="4" text:style-name="RTF_5f_Num_20_8_20_4" style:num-suffix="." style:num-format="1" text:display-levels="4">
        <style:list-level-properties text:space-before="1.905cm" text:min-label-width="1.143cm"/>
      </text:list-level-style-number>
      <text:list-level-style-number text:level="5" text:style-name="RTF_5f_Num_20_8_20_5" style:num-suffix="." style:num-format="1" text:display-levels="5">
        <style:list-level-properties text:space-before="2.54cm" text:min-label-width="1.397cm"/>
      </text:list-level-style-number>
      <text:list-level-style-number text:level="6" text:style-name="RTF_5f_Num_20_8_20_6" style:num-suffix="." style:num-format="1" text:display-levels="6">
        <style:list-level-properties text:space-before="3.175cm" text:min-label-width="1.651cm"/>
      </text:list-level-style-number>
      <text:list-level-style-number text:level="7" text:style-name="RTF_5f_Num_20_8_20_7" style:num-suffix="." style:num-format="1" text:display-levels="7">
        <style:list-level-properties text:space-before="3.81cm" text:min-label-width="1.905cm"/>
      </text:list-level-style-number>
      <text:list-level-style-number text:level="8" text:style-name="RTF_5f_Num_20_8_20_8" style:num-suffix="." style:num-format="1" text:display-levels="8">
        <style:list-level-properties text:space-before="4.445cm" text:min-label-width="2.159cm"/>
      </text:list-level-style-number>
      <text:list-level-style-number text:level="9" text:style-name="RTF_5f_Num_20_8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min-label-width="0.635cm"/>
      </text:list-level-style-number>
      <text:list-level-style-number text:level="2" text:style-name="RTF_5f_Num_20_9_20_2" style:num-suffix="." style:num-format="1" text:display-levels="2">
        <style:list-level-properties text:space-before="2.252cm" text:min-label-width="0.762cm"/>
      </text:list-level-style-number>
      <text:list-level-style-number text:level="3" text:style-name="RTF_5f_Num_20_9_20_3" style:num-suffix="." style:num-format="1" text:display-levels="3">
        <style:list-level-properties text:space-before="1.27cm" text:min-label-width="0.889cm"/>
      </text:list-level-style-number>
      <text:list-level-style-number text:level="4" text:style-name="RTF_5f_Num_20_9_20_4" style:num-suffix="." style:num-format="1" text:display-levels="4">
        <style:list-level-properties text:space-before="1.905cm" text:min-label-width="1.143cm"/>
      </text:list-level-style-number>
      <text:list-level-style-number text:level="5" text:style-name="RTF_5f_Num_20_9_20_5" style:num-suffix="." style:num-format="1" text:display-levels="5">
        <style:list-level-properties text:space-before="2.54cm" text:min-label-width="1.397cm"/>
      </text:list-level-style-number>
      <text:list-level-style-number text:level="6" text:style-name="RTF_5f_Num_20_9_20_6" style:num-suffix="." style:num-format="1" text:display-levels="6">
        <style:list-level-properties text:space-before="3.175cm" text:min-label-width="1.651cm"/>
      </text:list-level-style-number>
      <text:list-level-style-number text:level="7" text:style-name="RTF_5f_Num_20_9_20_7" style:num-suffix="." style:num-format="1" text:display-levels="7">
        <style:list-level-properties text:space-before="3.81cm" text:min-label-width="1.905cm"/>
      </text:list-level-style-number>
      <text:list-level-style-number text:level="8" text:style-name="RTF_5f_Num_20_9_20_8" style:num-suffix="." style:num-format="1" text:display-levels="8">
        <style:list-level-properties text:space-before="4.445cm" text:min-label-width="2.159cm"/>
      </text:list-level-style-number>
      <text:list-level-style-number text:level="9" text:style-name="RTF_5f_Num_20_9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min-label-width="0.635cm"/>
      </text:list-level-style-number>
      <text:list-level-style-number text:level="2" text:style-name="RTF_5f_Num_20_10_20_2" style:num-suffix="." style:num-format="1" text:display-levels="2">
        <style:list-level-properties text:space-before="2.252cm" text:min-label-width="0.762cm"/>
      </text:list-level-style-number>
      <text:list-level-style-number text:level="3" text:style-name="RTF_5f_Num_20_10_20_3" style:num-suffix="." style:num-format="1" text:display-levels="3">
        <style:list-level-properties text:space-before="1.27cm" text:min-label-width="0.889cm"/>
      </text:list-level-style-number>
      <text:list-level-style-number text:level="4" text:style-name="RTF_5f_Num_20_10_20_4" style:num-suffix="." style:num-format="1" text:display-levels="4">
        <style:list-level-properties text:space-before="1.905cm" text:min-label-width="1.143cm"/>
      </text:list-level-style-number>
      <text:list-level-style-number text:level="5" text:style-name="RTF_5f_Num_20_10_20_5" style:num-suffix="." style:num-format="1" text:display-levels="5">
        <style:list-level-properties text:space-before="2.54cm" text:min-label-width="1.397cm"/>
      </text:list-level-style-number>
      <text:list-level-style-number text:level="6" text:style-name="RTF_5f_Num_20_10_20_6" style:num-suffix="." style:num-format="1" text:display-levels="6">
        <style:list-level-properties text:space-before="3.175cm" text:min-label-width="1.651cm"/>
      </text:list-level-style-number>
      <text:list-level-style-number text:level="7" text:style-name="RTF_5f_Num_20_10_20_7" style:num-suffix="." style:num-format="1" text:display-levels="7">
        <style:list-level-properties text:space-before="3.81cm" text:min-label-width="1.905cm"/>
      </text:list-level-style-number>
      <text:list-level-style-number text:level="8" text:style-name="RTF_5f_Num_20_10_20_8" style:num-suffix="." style:num-format="1" text:display-levels="8">
        <style:list-level-properties text:space-before="4.445cm" text:min-label-width="2.159cm"/>
      </text:list-level-style-number>
      <text:list-level-style-number text:level="9" text:style-name="RTF_5f_Num_20_10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number text:level="2" text:style-name="RTF_5f_Num_20_11_20_2" style:num-suffix="." style:num-format="1" text:display-levels="2">
        <style:list-level-properties text:space-before="2.252cm" text:min-label-width="0.762cm"/>
      </text:list-level-style-number>
      <text:list-level-style-number text:level="3" text:style-name="RTF_5f_Num_20_11_20_3" style:num-suffix="." style:num-format="1" text:display-levels="3">
        <style:list-level-properties text:space-before="1.27cm" text:min-label-width="0.889cm"/>
      </text:list-level-style-number>
      <text:list-level-style-number text:level="4" text:style-name="RTF_5f_Num_20_11_20_4" style:num-suffix="." style:num-format="1" text:display-levels="4">
        <style:list-level-properties text:space-before="1.905cm" text:min-label-width="1.143cm"/>
      </text:list-level-style-number>
      <text:list-level-style-number text:level="5" text:style-name="RTF_5f_Num_20_11_20_5" style:num-suffix="." style:num-format="1" text:display-levels="5">
        <style:list-level-properties text:space-before="2.54cm" text:min-label-width="1.397cm"/>
      </text:list-level-style-number>
      <text:list-level-style-number text:level="6" text:style-name="RTF_5f_Num_20_11_20_6" style:num-suffix="." style:num-format="1" text:display-levels="6">
        <style:list-level-properties text:space-before="3.175cm" text:min-label-width="1.651cm"/>
      </text:list-level-style-number>
      <text:list-level-style-number text:level="7" text:style-name="RTF_5f_Num_20_11_20_7" style:num-suffix="." style:num-format="1" text:display-levels="7">
        <style:list-level-properties text:space-before="3.81cm" text:min-label-width="1.905cm"/>
      </text:list-level-style-number>
      <text:list-level-style-number text:level="8" text:style-name="RTF_5f_Num_20_11_20_8" style:num-suffix="." style:num-format="1" text:display-levels="8">
        <style:list-level-properties text:space-before="4.445cm" text:min-label-width="2.159cm"/>
      </text:list-level-style-number>
      <text:list-level-style-number text:level="9" text:style-name="RTF_5f_Num_20_11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1.1.1." style:num-format="1">
        <style:list-level-properties text:space-before="1.905cm" text:min-label-width="0.635cm"/>
      </text:list-level-style-number>
      <text:list-level-style-number text:level="2" text:style-name="RTF_5f_Num_20_12_20_2" style:num-suffix="." style:num-format="a" style:num-letter-sync="true">
        <style:list-level-properties text:space-before="3.175cm" text:min-label-width="0.635cm"/>
      </text:list-level-style-number>
      <text:list-level-style-number text:level="3" text:style-name="RTF_5f_Num_20_12_20_3" style:num-suffix="." style:num-format="i">
        <style:list-level-properties text:space-before="4.762cm" text:min-label-width="0.318cm" fo:text-align="end"/>
      </text:list-level-style-number>
      <text:list-level-style-number text:level="4" text:style-name="RTF_5f_Num_20_12_20_4" style:num-suffix="." style:num-format="1">
        <style:list-level-properties text:space-before="5.715cm" text:min-label-width="0.635cm"/>
      </text:list-level-style-number>
      <text:list-level-style-number text:level="5" text:style-name="RTF_5f_Num_20_12_20_5" style:num-suffix="." style:num-format="a" style:num-letter-sync="true">
        <style:list-level-properties text:space-before="6.985cm" text:min-label-width="0.635cm"/>
      </text:list-level-style-number>
      <text:list-level-style-number text:level="6" text:style-name="RTF_5f_Num_20_12_20_6" style:num-suffix="." style:num-format="i">
        <style:list-level-properties text:space-before="8.572cm" text:min-label-width="0.318cm" fo:text-align="end"/>
      </text:list-level-style-number>
      <text:list-level-style-number text:level="7" text:style-name="RTF_5f_Num_20_12_20_7" style:num-suffix="." style:num-format="1">
        <style:list-level-properties text:space-before="9.525cm" text:min-label-width="0.635cm"/>
      </text:list-level-style-number>
      <text:list-level-style-number text:level="8" text:style-name="RTF_5f_Num_20_12_20_8" style:num-suffix="." style:num-format="a" style:num-letter-sync="true">
        <style:list-level-properties text:space-before="10.795cm" text:min-label-width="0.635cm"/>
      </text:list-level-style-number>
      <text:list-level-style-number text:level="9" text:style-name="RTF_5f_Num_20_12_20_9" style:num-suffix="." style:num-format="i">
        <style:list-level-properties text:space-before="12.38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format="1">
        <style:list-level-properties/>
      </text:list-level-style-number>
      <text:list-level-style-number text:level="2" text:style-name="RTF_5f_Num_20_13_20_2" style:num-format="1" text:display-levels="2">
        <style:list-level-properties text:space-before="0.63cm" text:min-label-width="0.64cm"/>
      </text:list-level-style-number>
      <text:list-level-style-number text:level="3" text:style-name="RTF_5f_Num_20_13_20_3" style:num-suffix=".1" style:num-format="1" text:display-levels="2">
        <style:list-level-properties text:space-before="1.27cm" text:min-label-width="0.635cm"/>
      </text:list-level-style-number>
      <text:list-level-style-number text:level="4" text:style-name="RTF_5f_Num_20_13_20_4" style:num-suffix=".1.1.1" style:num-format="1">
        <style:list-level-properties text:space-before="1.905cm" text:min-label-width="0.635cm"/>
      </text:list-level-style-number>
      <text:list-level-style-number text:level="5" text:style-name="RTF_5f_Num_20_13_20_5" style:num-prefix="(" style:num-suffix=")" style:num-format="a" style:num-letter-sync="true">
        <style:list-level-properties text:space-before="2.54cm" text:min-label-width="0.635cm"/>
      </text:list-level-style-number>
      <text:list-level-style-number text:level="6" text:style-name="RTF_5f_Num_20_13_20_6" style:num-prefix="(" style:num-suffix=")" style:num-format="i">
        <style:list-level-properties text:space-before="3.175cm" text:min-label-width="0.635cm"/>
      </text:list-level-style-number>
      <text:list-level-style-number text:level="7" text:style-name="RTF_5f_Num_20_13_20_7" style:num-suffix="." style:num-format="1">
        <style:list-level-properties text:space-before="3.81cm" text:min-label-width="0.635cm"/>
      </text:list-level-style-number>
      <text:list-level-style-number text:level="8" text:style-name="RTF_5f_Num_20_13_20_8" style:num-suffix="." style:num-format="a" style:num-letter-sync="true">
        <style:list-level-properties text:space-before="4.445cm" text:min-label-width="0.635cm"/>
      </text:list-level-style-number>
      <text:list-level-style-number text:level="9" text:style-name="RTF_5f_Num_20_13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text-properties style:font-name="Arial"/>
    </style:style>
    <style:style style:name="MP2" style:family="paragraph" style:parent-style-name="footer">
      <style:paragraph-properties style:writing-mode="lr-tb"/>
      <style:text-properties style:font-name="Arial"/>
    </style:style>
    <style:page-layout style:name="Mpm1">
      <style:page-layout-properties fo:page-width="21.001cm" fo:page-height="29.7cm" style:num-format="1" style:print-orientation="portrait" fo:margin-top="2cm" fo:margin-bottom="1.251cm" fo:margin-left="2cm" fo:margin-right="2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page-number style:num-format="1" text:select-page="current">9</text:page-number></text:p>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_D</meta:initial-creator>
    <dc:creator>Алексей Казаков</dc:creator>
    <meta:creation-date>2014-07-19T11:41:00</meta:creation-date>
    <dc:date>2015-03-06T13:36:45</dc:date>
    <meta:print-date>2010-03-17T11:59:00</meta:print-date>
    <meta:generator>OpenOffice/4.0.1$Unix OpenOffice.org_project/401m5$Build-9714</meta:generator>
    <meta:editing-duration>PT32M13S</meta:editing-duration>
    <meta:editing-cycles>7</meta:editing-cycles>
    <meta:document-statistic meta:table-count="0" meta:image-count="0" meta:object-count="0" meta:page-count="9" meta:paragraph-count="116" meta:word-count="2999" meta:character-count="24732"/>
  </office:meta>
</office:document-meta>
</file>